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Text_20_body">
      <style:paragraph-properties fo:text-align="end" style:justify-single-word="false"/>
      <style:text-properties fo:font-size="14pt" style:font-size-asian="14pt" style:font-size-complex="14pt"/>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iec florian<text:tab/></text:span><text:tab/><text:tab/><text:tab/><text:tab/><text:tab/><text:tab/><text:span text:style-name="T2">Hennebont, le 27/01/2019</text:span></text:p>
      <text:p text:style-name="P3">12 rue de l'indépendance </text:p>
      <text:p text:style-name="P3">56700 Hennebont</text:p>
      <text:p text:style-name="P3">tel : 07-84-66-29-59</text:p>
      <text:p text:style-name="P3"><text:a xlink:type="simple" xlink:href="mailto:florian.quiec@laposte.net" text:style-name="Internet_20_link" text:visited-style-name="Visited_20_Internet_20_Link">florian.quiec@laposte.net</text:a></text:p>
      <text:p text:style-name="P3"/>
      <text:p text:style-name="P4">Ifremer</text:p>
      <text:p text:style-name="P4">Station de Sète</text:p>
      <text:p text:style-name="P7">Département Oceanographie et Dynamique des Ecosystemes</text:p>
      <text:p text:style-name="P8"/>
      <text:p text:style-name="P6"><text:span text:style-name="T4">Candidature au poste de Technicien en écologie benthique - environnement côtier.</text:span><text:span text:style-name="T3"> </text:span></text:p>
      <text:p text:style-name="P5"/>
      <text:p text:style-name="P1">Madame, Monsieur</text:p>
      <text:p text:style-name="P1"/>
      <text:p text:style-name="P1"><text:tab/><text:tab/>Ayant pris connaissance de votre offre d'emploi via votre site et préparant actuellement la fin prochaine de mon CDD je serai honoré d'embarquer avec l'ifremer pour les mois a venir. </text:p>
      <text:p text:style-name="P1"/>
      <text:p text:style-name="P1"><text:tab/>Réellement interessé par l'opportunité de me rapprocher de ma formation initial et du monde de la recherche oceanographique le poste que vous proposez constitue veritablement une aubaine. J'ai déjà pratiquer l'echantillonage et l'identification de communauté benthique (a la drague) durant mon cursus scolaire. J'ai deja participé avec efficacité a des travaux embarqué et pratique regulierement la voile. Mon dernier emploi m'a permis de développer mes competence de technicien, dans un domaine tout autre que la recher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6T20:46:32.50</meta:creation-date>
    <dc:date>2019-01-27T21:12:55.77</dc:date>
    <meta:editing-duration>PT14H59M2S</meta:editing-duration>
    <meta:editing-cycles>2</meta:editing-cycles>
    <meta:generator>OpenOffice/4.1.5$Win32 OpenOffice.org_project/415m1$Build-9789</meta:generator>
    <meta:document-statistic meta:table-count="0" meta:image-count="0" meta:object-count="0" meta:page-count="1" meta:paragraph-count="12" meta:word-count="144" meta:character-count="1011"/>
  </office:meta>
</office:document-meta>
</file>